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77be2" officeooo:paragraph-rsid="00177be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177be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30c7e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5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5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57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59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style:font-size-asian="12pt" style:font-size-complex="12pt"/>
    </style:style>
    <style:style style:name="T24" style:family="text">
      <style:text-properties style:font-name="Liberation Sans" fo:font-size="12pt" officeooo:rsid="0000c73d" style:font-size-asian="12pt" style:font-size-complex="12pt"/>
    </style:style>
    <style:style style:name="T25" style:family="text">
      <style:text-properties style:font-name="Liberation Sans" fo:font-size="12pt" officeooo:rsid="0004c472" style:font-size-asian="12pt" style:font-size-complex="12pt"/>
    </style:style>
    <style:style style:name="T26" style:family="text">
      <style:text-properties style:font-name="Liberation Sans" fo:font-size="12pt" officeooo:rsid="000979af" style:font-size-asian="12pt" style:font-size-complex="12pt"/>
    </style:style>
    <style:style style:name="T27" style:family="text">
      <style:text-properties style:font-name="Liberation Sans" fo:font-size="12pt" officeooo:rsid="000aff2c" style:font-size-asian="12pt" style:font-size-complex="12pt"/>
    </style:style>
    <style:style style:name="T28" style:family="text">
      <style:text-properties style:font-name="Liberation Sans" fo:font-size="12pt" officeooo:rsid="000c4d8b" style:font-size-asian="12pt" style:font-size-complex="12pt"/>
    </style:style>
    <style:style style:name="T29" style:family="text">
      <style:text-properties style:font-name="Liberation Sans" fo:font-size="12pt" officeooo:rsid="001094c1" style:font-size-asian="12pt" style:font-size-complex="12pt"/>
    </style:style>
    <style:style style:name="T30" style:family="text">
      <style:text-properties style:font-name="Liberation Sans" fo:font-size="12pt" officeooo:rsid="001982d8" style:font-size-asian="12pt" style:font-size-complex="12pt"/>
    </style:style>
    <style:style style:name="T31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2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3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4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35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36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2" style:family="text">
      <style:text-properties officeooo:rsid="00130c7e"/>
    </style:style>
    <style:style style:name="T43" style:family="text">
      <style:text-properties officeooo:rsid="00177be2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183e56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b99b7" style:font-weight-asian="bold" style:font-weight-complex="bold"/>
    </style:style>
    <style:style style:name="T48" style:family="text">
      <style:text-properties officeooo:rsid="001dfe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ructions for FontForge scripts as of SUN version 7.7</text:p>
      <text:p text:style-name="P6">12 jun 2020</text:p>
      <text:p text:style-name="P7"/>
      <text:p text:style-name="P1">These scripts are written in python using the python <text:span text:style-name="T43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4210303994" text:style-name="L1">
        <text:list-item>
          <text:p text:style-name="P56"><text:span text:style-name="T2">FontForge 2019-08-01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8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4048187693" text:style-name="L2">
        <text:list-item>
          <text:p text:style-name="P60">potrace: <text:s/>potrace is part of fontforge.</text:p>
        </text:list-item>
        <text:list-item>
          <text:p text:style-name="P57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63">For creating spreadsheets in ods format install xlswriter:</text:p>
        </text:list-item>
      </text:list>
      <text:p text:style-name="P5"><text:tab/>Instructions for installing xlswriter:</text:p>
      <text:list xml:id="list2238112374" text:style-name="L3">
        <text:list-item>
          <text:list>
            <text:list-item>
              <text:p text:style-name="P64">open command prompt as admin</text:p>
            </text:list-item>
            <text:list-item>
              <text:p text:style-name="P64">cd to fontforgebuilds dir</text:p>
            </text:list-item>
            <text:list-item>
              <text:p text:style-name="P64">execute fontforge-console</text:p>
            </text:list-item>
            <text:list-item>
              <text:p text:style-name="P64">execute ffpython -m pip install --upgrade pip –force-reinstall</text:p>
            </text:list-item>
            <text:list-item>
              <text:p text:style-name="P64">execute pip install xlsxwriter</text:p>
              <text:p text:style-name="P64"/>
            </text:list-item>
          </text:list>
        </text:list-item>
        <text:list-item>
          <text:p text:style-name="P65">Change terminal codepage to UTF-8</text:p>
          <text:p text:style-name="P58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65">from Windows 10 run → intl.cpl</text:p>
            </text:list-item>
            <text:list-item>
              <text:p text:style-name="P65">Adminstrative Tab</text:p>
            </text:list-item>
            <text:list-item>
              <text:p text:style-name="P65">Change system locale</text:p>
            </text:list-item>
            <text:list-item>
              <text:p text:style-name="P65">Check Beta: Use Unicode UTF-8 for world wide language support</text:p>
            </text:list-item>
            <text:list-item>
              <text:p text:style-name="P65">Select OK</text:p>
            </text:list-item>
            <text:list-item>
              <text:p text:style-name="P65">Restart </text:p>
            </text:list-item>
            <text:list-item>
              <text:p text:style-name="P65">Note: if this procedure is not acceptable read the above webpage for options</text:p>
            </text:list-item>
          </text:list>
        </text:list-item>
      </text:list>
      <text:p text:style-name="P5"><text:line-break/><text:line-break/>This program automatically resizes the spreadsheet formats to make <text:line-break/>into a pdf </text:p>
      <text:p text:style-name="P28"/>
      <text:p text:style-name="P5"/>
      <text:p text:style-name="P11"><text:span text:style-name="T15">P</text:span><text:span text:style-name="T14">roduct:</text:span><text:span text:style-name="T15">:</text:span></text:p>
      <text:p text:style-name="P1"/>
      <text:list xml:id="list2308334730" text:style-name="L4">
        <text:list-item>
          <text:p text:style-name="P61"><text:span text:style-name="T42">E</text:span>nglish primary <text:span text:style-name="T42">dictionary </text:span>from sfd <text:s/>– <text:span text:style-name="T42">pw(Ver)_EN.ods</text:span></text:p>
        </text:list-item>
        <text:list-item>
          <text:p text:style-name="P61"><text:span text:style-name="T42">B</text:span>ackfont from primary <text:span text:style-name="T42">dictionary<text:tab/><text:tab/></text:span></text:p>
        </text:list-item>
        <text:list-item>
          <text:p text:style-name="P62"><text:span text:style-name="T42">E</text:span>nglish dictionary from kmn <text:span text:style-name="T42">file </text:span></text:p>
        </text:list-item>
        <text:list-item>
          <text:p text:style-name="P62"><text:span text:style-name="T42">L</text:span>anguage backfont and dictionary from primary words</text:p>
        </text:list-item>
        <text:list-item>
          <text:p text:style-name="P61">kmn from dictionary</text:p>
        </text:list-item>
        <text:list-item>
          <text:p text:style-name="P61"><text:span text:style-name="T42">A</text:span>ll language primary merged from Language dictionary and <text:span text:style-name="T42">English</text:span> primary</text:p>
        </text:list-item>
        <text:list-item>
          <text:p text:style-name="P61"><text:soft-page-break/><text:span text:style-name="T42">L</text:span>anguage dictionaries sorted by name or language name.</text:p>
          <text:p text:style-name="P61"/>
        </text:list-item>
      </text:list>
      <text:p text:style-name="P1"><text:span text:style-name="T42">P</text:span>roblems found <text:span text:style-name="T45">with Language dictionaries</text:span>:</text:p>
      <text:list xml:id="list3011793055" text:style-name="L5">
        <text:list-item>
          <text:p text:style-name="P66">Missing words: <text:s/>The language dictionary may not be up to date with the current English dictionary. <text:s/>The language field will be left blank</text:p>
        </text:list-item>
        <text:list-item>
          <text:p text:style-name="P59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59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59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67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10"><text:span text:style-name="T24">S</text:span><text:span text:style-name="T23">etup: <text:s/></text:span></text:p>
      <text:p text:style-name="P21">Install Fontforge and Imagemagick per default.</text:p>
      <text:p text:style-name="P29">Create a work directory containing all the python scripts and config files.</text:p>
      <text:p text:style-name="P29">From the work directory create Log, Dist and Svg directories</text:p>
      <text:p text:style-name="P29"><text:tab/>The Log directory keeps all the log files of the code run</text:p>
      <text:p text:style-name="P29"><text:tab/>The Dist directory keeps the files for distribution. <text:s/>A complete run will create a zip <text:s/><text:tab/>file containing the files to be distributed.</text:p>
      <text:p text:style-name="P29"><text:tab/>The Svg directory contains the svg images for the backfont file.</text:p>
      <text:p text:style-name="P21"/>
      <text:p text:style-name="P8">Running Scripts:</text:p>
      <text:p text:style-name="P21">Open a Command Prompt window and change to the directory where your code is.</text:p>
      <text:p text:style-name="P21">A basic FontForge command is.</text:p>
      <text:p text:style-name="P13"><text:span text:style-name="T3"><text:tab/>fontforge <text:s/>-script p</text:span><text:span text:style-name="T4">ythonscript.py ...params….</text:span></text:p>
      <text:p text:style-name="P19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0"><text:span text:style-name="T8">Y</text:span><text:span text:style-name="T1">ou can always contact me for an explanation of the code.</text:span></text:p>
      <text:p text:style-name="P22"/>
      <text:p text:style-name="P35"><text:span text:style-name="T25">B</text:span><text:span text:style-name="T23">ackFont Procedures:</text:span></text:p>
      <text:p text:style-name="P38"><text:tab/>The requirements to generate scripts</text:p>
      <text:p text:style-name="P38"><text:tab/><text:tab/>The FontForge – xxxx.sfd file provided by Ernie.</text:p>
      <text:p text:style-name="P38"><text:tab/><text:tab/>The Keyman – xxx.kmn file provided by Ernie.</text:p>
      <text:p text:style-name="P35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35"><text:span text:style-name="T18"><text:tab/></text:span><text:span text:style-name="T20">If another language is to be created:</text:span></text:p>
      <text:p text:style-name="P44"><text:tab/><text:tab/>A dictionary containing the English and language equivalent columns along with </text:p>
      <text:p text:style-name="P44"><text:tab/><text:tab/>the unicodes and symbols columns</text:p>
      <text:p text:style-name="P38"/>
      <text:p text:style-name="P38"><text:tab/>The sfd file contains the symbols and unicodes for the primary words and is used to <text:tab/><text:tab/>generate the list of primary words</text:p>
      <text:p text:style-name="P38"><text:tab/></text:p>
      <text:p text:style-name="P38"><text:tab/>The kmn file contains the primary words and the synonyms of primary words along with <text:s/><text:tab/>their unicodes.</text:p>
      <text:p text:style-name="P38"><text:tab/></text:p>
      <text:p text:style-name="P36"><text:span text:style-name="T25">S</text:span><text:span text:style-name="T23">cripts:</text:span></text:p>
      <text:p text:style-name="P37"><text:span text:style-name="T23"><text:tab/></text:span><text:span text:style-name="T38">doall.bat</text:span><text:span text:style-name="T26"> – This is a batch file executing all the scripts. </text:span></text:p>
      <text:p text:style-name="P37"><text:soft-page-break/><text:span text:style-name="T26"><text:tab/><text:tab/></text:span><text:span text:style-name="T30">Execution doall.bat parms</text:span></text:p>
      <text:p text:style-name="P45"><text:tab/><text:tab/><text:tab/>parms is either “doall” or the name of the python script without the <text:tab/><text:tab/><text:tab/><text:tab/><text:tab/>extention.</text:p>
      <text:p text:style-name="P45"><text:tab/><text:tab/>i.e. doall all</text:p>
      <text:p text:style-name="P46"><text:tab/><text:tab/>i.e. doall sfd2csv</text:p>
      <text:p text:style-name="P46"><text:tab/></text:p>
      <text:p text:style-name="P37"><text:span text:style-name="T26"><text:tab/><text:tab/></text:span><text:span text:style-name="T28">Look at this file to see how commands are executed.</text:span></text:p>
      <text:p text:style-name="P39"/>
      <text:p text:style-name="P37"><text:span text:style-name="T28"><text:tab/><text:tab/></text:span><text:span text:style-name="T30">The doall.bat file uses the environment variables from </text:span><text:span text:style-name="T37">doEnv.bat</text:span></text:p>
      <text:p text:style-name="P54"><text:span text:style-name="T12">set sfd=s</text:span><text:span text:style-name="T19">un</text:span><text:span text:style-name="T12">7_7_519.sfd</text:span></text:p>
      <text:p text:style-name="P55">set kmn=sun7_7_519.kmn</text:p>
      <text:p text:style-name="P55">set ver=77</text:p>
      <text:p text:style-name="P55">set ttffont=times.ttf</text:p>
      <text:p text:style-name="P55">set alias=EN</text:p>
      <text:p text:style-name="P55">set langIn=sun.eng.to.rus.feb20.ods</text:p>
      <text:p text:style-name="P55">set langOut=SUNBF77_EN.sfd</text:p>
      <text:p text:style-name="P40"><text:tab/><text:tab/></text:p>
      <text:p text:style-name="P50">This batch file will generate all files and documents into a complete package.</text:p>
      <text:p text:style-name="P43"><text:tab/><text:tab/>It can also by, <text:s/>passing the python file name execute only that one file.</text:p>
      <text:p text:style-name="P43"><text:tab/><text:tab/></text:p>
      <text:p text:style-name="P39"/>
      <text:p text:style-name="P49"><text:span text:style-name="T21"><text:tab/></text:span><text:span text:style-name="T38">config.</text:span><text:span text:style-name="T35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1"/>
      <text:p text:style-name="P37"><text:span text:style-name="T26"><text:tab/></text:span><text:span text:style-name="T35">bf</text:span><text:span text:style-name="T33">Config.py</text:span><text:span text:style-name="T28"> – updates and reads the config.</text:span><text:span text:style-name="T29">json</text:span><text:span text:style-name="T28"> file.</text:span></text:p>
      <text:p text:style-name="P39"/>
      <text:p text:style-name="P48"><text:span text:style-name="T8"><text:tab/></text:span><text:span text:style-name="T39">util.py</text:span><text:span text:style-name="T5"> – </text:span><text:span text:style-name="T10">c</text:span><text:span text:style-name="T19">ontains some common functions used in all the code</text:span></text:p>
      <text:p text:style-name="P47"/>
      <text:p text:style-name="P47"><text:tab/><text:span text:style-name="T46">bflogger.py</text:span> – sets up the logging.</text:p>
      <text:p text:style-name="P47"><text:tab/><text:tab/><text:tab/>Three log files are generated with each run.</text:p>
      <text:p text:style-name="P47"><text:tab/><text:tab/><text:tab/>Filename.dbg – contains logging at the DEBUG level.</text:p>
      <text:p text:style-name="P47"><text:tab/><text:tab/><text:tab/>Filename.log – contains logging at the INFO level.</text:p>
      <text:p text:style-name="P47"><text:tab/><text:tab/><text:tab/>Filename.err – contains logging at the ERROR level.</text:p>
      <text:p text:style-name="P47"><text:tab/><text:tab/>Looking at these files will give a status of the run.</text:p>
      <text:p text:style-name="P47"/>
      <text:p text:style-name="P49"><text:span text:style-name="T21"><text:tab/></text:span><text:span text:style-name="T38">array2xlsx.</text:span><text:span text:style-name="T41">py</text:span><text:span text:style-name="T22"> – This script will generate xlsx files from arrays which are then <text:tab/><text:tab/><text:tab/>converted to ods files.</text:span><text:span text:style-name="T21"><text:tab/></text:span></text:p>
      <text:p text:style-name="P41"/>
      <text:p text:style-name="P37"><text:span text:style-name="T26"><text:tab/></text:span><text:span text:style-name="T31">The following files are the work files.</text:span><text:span text:style-name="T27"> <text:s/>They are being tweaked as languages come <text:tab/><text:tab/><text:tab/>in spreadsheet problems are found. <text:s/>I expect these to become more stable as <text:tab/><text:tab/><text:tab/>we solve more issues.</text:span></text:p>
      <text:p text:style-name="P42"><text:tab/><text:tab/>The doall.bat file shows how the commands are executed. <text:s/>Some scripts also <text:tab/><text:tab/><text:tab/>print out the syntax of the parameters.</text:p>
      <text:p text:style-name="P42"/>
      <text:p text:style-name="P14"><text:span text:style-name="T35">sfd2csv</text:span><text:span text:style-name="T39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1">pw</text:span><text:span text:style-name="T32">%</text:span><text:span text:style-name="T31">ver%_%</text:span><text:span text:style-name="T36">alias%</text:span><text:span text:style-name="T31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6"/>
      <text:p text:style-name="P16"><text:soft-page-break/><text:span text:style-name="T40">kmn2csv</text:span><text:span text:style-name="T39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2">%</text:span><text:span text:style-name="T31">ver<text:tab/>%_%</text:span><text:span text:style-name="T36">alias%</text:span><text:span text:style-name="T31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7"/>
      <text:p text:style-name="P15"><text:span text:style-name="T7">l</text:span><text:span text:style-name="T32">angpri.py</text:span><text:span text:style-name="T6"> – </text:span><text:span text:style-name="T7">T</text:span><text:span text:style-name="T8">his script takes </text:span><text:span text:style-name="T33">pw%ver%_%</text:span><text:span text:style-name="T36">alias%</text:span><text:span text:style-name="T33">.csv</text:span><text:span text:style-name="T8"> and the</text:span><text:span text:style-name="T33"> “language.csv”</text:span><text:span text:style-name="T8"> file to <text:tab/>generate</text:span><text:span text:style-name="T33">lpw%ver%_%alias%.csv</text:span><text:span text:style-name="T8">.</text:span></text:p>
      <text:p text:style-name="P30"/>
      <text:p text:style-name="P34">csv2kmn.py<text:span text:style-name="T44"> – This scripts takes the language primary words file and creates a kmn <text:tab/>file. <text:s/>This will work on any sun dictionary file to create a kmn file.</text:span></text:p>
      <text:p text:style-name="P33"/>
      <text:p text:style-name="P17"><text:span text:style-name="T39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4"/>
      <text:p text:style-name="P12"><text:span text:style-name="T23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3"/>
      <text:p text:style-name="P52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53">On windows right clicking on the file should give an option to install it.</text:p>
      <text:p text:style-name="P51"/>
      <text:p text:style-name="P23">The following scripts generate documents and spreadsheets for the version of SUN</text:p>
      <text:p text:style-name="P25"/>
      <text:p text:style-name="P14"><text:span text:style-name="T39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5"/>
      <text:p text:style-name="P25"/>
      <text:p text:style-name="P14"><text:span text:style-name="T35">compact</text:span><text:span text:style-name="T39">4x16.py</text:span><text:span text:style-name="T5"> – </text:span><text:span text:style-name="T10">This generates </text:span><text:span text:style-name="T34">compact%ver%_%lang%.o</text:span><text:span text:style-name="T35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5"/>
      <text:p text:style-name="P31"><text:span text:style-name="T47">b</text:span><text:span text:style-name="T46">fZip.py</text:span> – Packages the distribution files <text:s/>into a zip file.</text:p>
      <text:p text:style-name="P31"/>
      <text:p text:style-name="P32"><text:span text:style-name="T46">doall.py</text:span> – This is a dialog for easily setting up the <text:span text:style-name="T46">doEnv.bat</text:span> file for use by the <text:tab/><text:span text:style-name="T46">doall.bat</text:span> file. <text:s/><text:span text:style-name="T48">Optionally it will run any or all the scripts.</text:span></text:p>
      <text:p text:style-name="P32"/>
      <text:p text:style-name="P32"><text:span text:style-name="T46">bfmain.py</text:span> – This can replace the doall.bat file for manual running. <text:s/>It makes <text:tab/>debugging and viewing of run results in a friendlier manner than the text files.</text:p>
      <text:p text:style-name="P32"><text:tab/>It will modify the doEnv.bat and config.json files. <text:s/>This is executed by calling <text:tab/>bf.b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6-12T17:22:28.478000000</dc:date>
    <meta:editing-duration>PT1H44M48S</meta:editing-duration>
    <meta:editing-cycles>17</meta:editing-cycles>
    <meta:document-statistic meta:table-count="0" meta:image-count="0" meta:object-count="0" meta:page-count="4" meta:paragraph-count="116" meta:word-count="1129" meta:character-count="7270" meta:non-whitespace-character-count="6098"/>
  </office:meta>
</office:document-meta>
</file>